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VIGIL GUERRA, JORGE LUI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VIGIL GUERRA, JORGE LUI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1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VIGIL GUERRA, JORGE LUI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ESONES PEREZ JIMMY POOL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0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5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CL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4:0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5:3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3:19:4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